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top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83cm" svg:height="3.937cm" svg:x="5.113cm" svg:y="1.762cm">
          <text:p text:style-name="P1"><text:span text:style-name="T1">Portal web server</text:span></text:p>
        </draw:rect>
        <draw:rect draw:style-name="gr2" draw:text-style-name="P2" draw:layer="layout" svg:width="2.667cm" svg:height="1.778cm" svg:x="12.344cm" svg:y="3.894cm">
          <text:p text:style-name="P1"><text:span text:style-name="T1">BOINC</text:span></text:p>
          <text:p text:style-name="P1"><text:span text:style-name="T1">server</text:span></text:p>
        </draw:rect>
        <draw:rect draw:style-name="gr3" draw:text-style-name="P3" draw:layer="layout" svg:width="2.54cm" svg:height="1.016cm" svg:x="5.621cm" svg:y="4.429cm">
          <text:p text:style-name="P1"><text:span text:style-name="T2">PHP API</text:span></text:p>
          <text:p text:style-name="P1"><text:span text:style-name="T2">(submit.inc)</text:span></text:p>
        </draw:rect>
        <draw:rect draw:style-name="gr3" draw:text-style-name="P3" draw:layer="layout" svg:width="2.54cm" svg:height="1.016cm" svg:x="5.621cm" svg:y="2.778cm">
          <text:p text:style-name="P1"><text:span text:style-name="T2">Portal</text:span></text:p>
          <text:p text:style-name="P1"><text:span text:style-name="T2">web code</text:span></text:p>
        </draw:rect>
        <draw:line draw:style-name="gr4" draw:text-style-name="P1" draw:layer="layout" svg:x1="6.891cm" svg:y1="3.794cm" svg:x2="6.891cm" svg:y2="4.429cm">
          <text:p/>
        </draw:line>
        <draw:frame draw:style-name="gr5" draw:text-style-name="P4" draw:layer="layout" svg:width="2.246cm" svg:height="0.725cm" svg:x="2.016cm" svg:y="2.905cm">
          <draw:text-box>
            <text:p><text:span text:style-name="T1">scientists</text:span></text:p>
          </draw:text-box>
        </draw:frame>
        <draw:line draw:style-name="gr4" draw:text-style-name="P1" draw:layer="layout" svg:x1="4.429cm" svg:y1="3.286cm" svg:x2="5.572cm" svg:y2="3.286cm">
          <text:p/>
        </draw:line>
        <draw:line draw:style-name="gr4" draw:text-style-name="P1" draw:layer="layout" svg:x1="8.112cm" svg:y1="4.683cm" svg:x2="12.303cm" svg:y2="4.683cm">
          <text:p/>
        </draw:line>
        <draw:frame draw:style-name="gr5" draw:text-style-name="P3" draw:layer="layout" svg:width="2.627cm" svg:height="1.029cm" svg:x="9.329cm" svg:y="3.54cm">
          <draw:text-box>
            <text:p text:style-name="P1"><text:span text:style-name="T2">Web services</text:span></text:p>
            <text:p text:style-name="P1"><text:span text:style-name="T2">(HTTP/XML)</text:span></text:p>
          </draw:text-box>
        </draw:frame>
        <draw:rect draw:style-name="gr6" draw:text-style-name="P2" draw:layer="layout" svg:width="1.143cm" svg:height="0.762cm" svg:x="16.748cm" svg:y="4.048cm">
          <text:p/>
        </draw:rect>
        <draw:rect draw:style-name="gr6" draw:text-style-name="P2" draw:layer="layout" svg:width="1.143cm" svg:height="0.762cm" svg:x="16.494cm" svg:y="4.302cm">
          <text:p/>
        </draw:rect>
        <draw:rect draw:style-name="gr6" draw:text-style-name="P2" draw:layer="layout" svg:width="1.143cm" svg:height="0.762cm" svg:x="16.24cm" svg:y="4.556cm">
          <text:p/>
        </draw:rect>
        <draw:frame draw:style-name="gr5" draw:text-style-name="P3" draw:layer="layout" svg:width="2.119cm" svg:height="0.64cm" svg:x="16.28cm" svg:y="3.408cm">
          <draw:text-box>
            <text:p text:style-name="P1"><text:span text:style-name="T2">volunteers</text:span></text:p>
          </draw:text-box>
        </draw:frame>
        <draw:line draw:style-name="gr4" draw:text-style-name="P1" draw:layer="layout" svg:x1="16.24cm" svg:y1="4.81cm" svg:x2="15.097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Anderson</meta:initial-creator>
    <meta:creation-date>2011-07-23T20:44:40.54</meta:creation-date>
    <dc:date>2013-02-15T13:17:18.42</dc:date>
    <dc:creator>David Anderson</dc:creator>
    <meta:editing-duration>PT2H17S</meta:editing-duration>
    <meta:editing-cycles>3</meta:editing-cycles>
    <meta:generator>OpenOffice.org/3.3$Win32 OpenOffice.org_project/330m20$Build-9567</meta:generator>
    <meta:document-statistic meta:object-count="14"/>
  </office:meta>
</office:document-meta>
</file>